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9f9d4" officeooo:paragraph-rsid="0019f9d4"/>
    </style:style>
    <style:style style:name="P2" style:family="paragraph" style:parent-style-name="Standard">
      <style:paragraph-properties fo:text-align="center" style:justify-single-word="false"/>
      <style:text-properties officeooo:rsid="0019f9d4" officeooo:paragraph-rsid="0019f9d4"/>
    </style:style>
    <style:style style:name="P3" style:family="paragraph" style:parent-style-name="Standard">
      <style:text-properties fo:font-style="italic" officeooo:rsid="0019f9d4" officeooo:paragraph-rsid="0019f9d4" style:font-style-asian="italic" style:font-style-complex="italic"/>
    </style:style>
    <style:style style:name="T1" style:family="text">
      <style:text-properties officeooo:rsid="0019f9d4"/>
    </style:style>
    <style:style style:name="T2" style:family="text">
      <style:text-properties officeooo:rsid="001aa0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">Integral of </text:span>Dual <text:span text:style-name="T1">Functions</text:span></text:p>
      <text:p text:style-name="P2">by Sven Nilsen, 2020</text:p>
      <text:p text:style-name="P1"/>
      <text:p text:style-name="P3">In this paper I derive the formula for integral of dual functions.</text:p>
      <text:p text:style-name="P1"/>
      <text:p text:style-name="P1">The integral of dual functions is the formula:</text:p>
      <text:p text:style-name="P1"/>
      <text:p text:style-name="P1"><text:tab/>(∫ f(x + ε) dx) = (∫ f(x) dx) + f(x)ε</text:p>
      <text:p text:style-name="P1"/>
      <text:p text:style-name="P1">Proof:</text:p>
      <text:p text:style-name="P1"/>
      <text:p text:style-name="P1">∵<text:tab/>(∫ f(x) dx)’ = f(x)<text:tab/><text:tab/><text:tab/><text:tab/><text:tab/>The derivative of the integral is the function</text:p>
      <text:p text:style-name="P1">∵<text:tab/>f’(x) = (f(x + ε) – f(x)) / ε<text:tab/><text:tab/><text:tab/><text:tab/>Formula for the derivative</text:p>
      <text:p text:style-name="P1"/>
      <text:p text:style-name="P1">∴<text:tab/>(∫ f(x) dx)’ = ((∫ f(x + ε) dx) - (∫ f(x) dx)) / ε<text:tab/><text:tab/>Inserting into formula for the derivative</text:p>
      <text:p text:style-name="P1">∴<text:tab/>f(x) = ((∫ f(x + ε) dx) - (∫ f(x) dx)) / ε</text:p>
      <text:p text:style-name="P1">∴<text:tab/>f(x)ε = (∫ f(x + ε) dx) - (∫ f(x) dx)</text:p>
      <text:p text:style-name="P1">∴<text:tab/>(∫ f(x + ε) dx) = (∫ f(x) dx) + f(x)ε<text:tab/><text:tab/><text:tab/><text:span text:style-name="T2">Q.E.D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30T02:33:03.938225000</meta:creation-date>
    <dc:date>2020-04-30T02:46:28.490840000</dc:date>
    <meta:editing-duration>PT3M4S</meta:editing-duration>
    <meta:editing-cycles>1</meta:editing-cycles>
    <meta:document-statistic meta:table-count="0" meta:image-count="0" meta:object-count="0" meta:page-count="1" meta:paragraph-count="12" meta:word-count="128" meta:character-count="561" meta:non-whitespace-character-count="433"/>
    <meta:generator>LibreOffice/5.1.2.2$MacOSX_X86_64 LibreOffice_project/d3bf12ecb743fc0d20e0be0c58ca359301eb705f</meta:generator>
  </office:meta>
</office:document-meta>
</file>